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744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line-through-style="soli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1"/>
    <style:style style:name="ce5" style:family="table-cell" style:parent-style-name="Default">
      <style:text-properties style:text-line-through-style="solid" fo:font-weight="bold" style:font-weight-asian="bold" style:font-weight-complex="bold"/>
    </style:style>
    <style:style style:name="ce6" style:family="table-cell" style:parent-style-name="Default" style:data-style-name="N37"/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39in" svg:height="3.5421in" svg:x="10.628in" svg:y="3.2059in">
            <draw:object draw:notify-on-update-of-ranges="Sheet1.B39:Sheet1.B50 Sheet1.D39:Sheet1.D50 Sheet1.E39:Sheet1.E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>
            <text:p>Biological Process</text:p>
          </table:table-cell>
          <table:table-cell table:number-columns-repeated="3"/>
          <table:table-cell table:style-name="ce2" office:value-type="string">
            <text:p>Molecular Function</text:p>
          </table:table-cell>
          <table:table-cell table:number-columns-repeated="3"/>
          <table:table-cell table:style-name="ce2" office:value-type="string">
            <text:p>Cellular Compartmen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umber of terms / paper</text:p>
          </table:table-cell>
          <table:table-cell office:value-type="float" office:value="1">
            <text:p>1</text:p>
          </table:table-cell>
          <table:table-cell table:style-name="ce6" office:value-type="string">
            <text:p>2 to 10</text:p>
          </table:table-cell>
          <table:table-cell office:value-type="string">
            <text:p>&gt; 11</text:p>
          </table:table-cell>
          <table:table-cell office:value-type="string">
            <text:p>Top 50</text:p>
          </table:table-cell>
          <table:table-cell office:value-type="float" office:value="1">
            <text:p>1</text:p>
          </table:table-cell>
          <table:table-cell office:value-type="string">
            <text:p>2 –10</text:p>
          </table:table-cell>
          <table:table-cell office:value-type="string">
            <text:p>&gt; 11</text:p>
          </table:table-cell>
          <table:table-cell office:value-type="string">
            <text:p>Top 50</text:p>
          </table:table-cell>
          <table:table-cell office:value-type="float" office:value="1">
            <text:p>1</text:p>
          </table:table-cell>
          <table:table-cell office:value-type="string">
            <text:p>2 –10</text:p>
          </table:table-cell>
          <table:table-cell office:value-type="string">
            <text:p>&gt; 11</text:p>
          </table:table-cell>
          <table:table-cell office:value-type="string">
            <text:p>Top 50</text:p>
          </table:table-cell>
        </table:table-row>
        <table:table-row table:style-name="ro1">
          <table:table-cell office:value-type="string">
            <text:p>N(terms)</text:p>
          </table:table-cell>
          <table:table-cell table:style-name="ce3" office:value-type="float" office:value="12592">
            <text:p>12592</text:p>
          </table:table-cell>
          <table:table-cell table:style-name="ce3" office:value-type="float" office:value="103588">
            <text:p>103588</text:p>
          </table:table-cell>
          <table:table-cell table:style-name="ce3" office:value-type="float" office:value="132970">
            <text:p>132970</text:p>
          </table:table-cell>
          <table:table-cell table:style-name="ce3" office:value-type="float" office:value="25814">
            <text:p>25814</text:p>
          </table:table-cell>
          <table:table-cell table:style-name="ce3" office:value-type="float" office:value="3923">
            <text:p>3923</text:p>
          </table:table-cell>
          <table:table-cell table:style-name="ce3" office:value-type="float" office:value="51134">
            <text:p>51134</text:p>
          </table:table-cell>
          <table:table-cell table:style-name="ce3" office:value-type="float" office:value="57784">
            <text:p>57784</text:p>
          </table:table-cell>
          <table:table-cell table:style-name="ce3" office:value-type="float" office:value="2597">
            <text:p>2597</text:p>
          </table:table-cell>
          <table:table-cell table:style-name="ce3" office:value-type="float" office:value="3402">
            <text:p>3402</text:p>
          </table:table-cell>
          <table:table-cell table:style-name="ce3" office:value-type="float" office:value="36089">
            <text:p>36089</text:p>
          </table:table-cell>
          <table:table-cell table:style-name="ce3" office:value-type="float" office:value="54565">
            <text:p>54565</text:p>
          </table:table-cell>
          <table:table-cell table:style-name="ce3" office:value-type="float" office:value="37748">
            <text:p>37748</text:p>
          </table:table-cell>
        </table:table-row>
        <table:table-row table:style-name="ro1">
          <table:table-cell office:value-type="string">
            <text:p>Fraction of terms annotated</text:p>
          </table:table-cell>
          <table:table-cell table:style-name="ce4" office:value-type="float" office:value="0.045">
            <text:p>0.0450</text:p>
          </table:table-cell>
          <table:table-cell table:style-name="ce4" office:value-type="float" office:value="0.377">
            <text:p>0.3770</text:p>
          </table:table-cell>
          <table:table-cell table:style-name="ce4" office:value-type="float" office:value="0.484">
            <text:p>0.4840</text:p>
          </table:table-cell>
          <table:table-cell table:style-name="ce4" office:value-type="float" office:value="0.093">
            <text:p>0.0930</text:p>
          </table:table-cell>
          <table:table-cell table:style-name="ce4" table:formula="of:=[.F5]/SUM([.F5:.I5])" office:value-type="float" office:value="0.0339836102496578">
            <text:p>0.0340</text:p>
          </table:table-cell>
          <table:table-cell table:style-name="ce4" table:formula="of:=[.G5]/SUM([.F5:.I5])" office:value-type="float" office:value="0.442956392175887">
            <text:p>0.4430</text:p>
          </table:table-cell>
          <table:table-cell table:style-name="ce4" table:formula="of:=[.H5]/SUM([.F5:.I5])" office:value-type="float" office:value="0.500563072818309">
            <text:p>0.5006</text:p>
          </table:table-cell>
          <table:table-cell table:style-name="ce4" table:formula="of:=[.I5]/SUM([.F5:.I5])" office:value-type="float" office:value="0.0224969247561462">
            <text:p>0.0225</text:p>
          </table:table-cell>
          <table:table-cell table:style-name="ce4" table:formula="of:=[.J5]/SUM([.J5:.M5])" office:value-type="float" office:value="0.0258110527753331">
            <text:p>0.0258</text:p>
          </table:table-cell>
          <table:table-cell table:style-name="ce4" table:formula="of:=[.K5]/SUM([.J5:.M5])" office:value-type="float" office:value="0.273808078662256">
            <text:p>0.2738</text:p>
          </table:table-cell>
          <table:table-cell table:style-name="ce4" table:formula="of:=[.L5]/SUM([.J5:.M5])" office:value-type="float" office:value="0.413985918485023">
            <text:p>0.4140</text:p>
          </table:table-cell>
          <table:table-cell table:style-name="ce4" table:formula="of:=[.M5]/SUM([.J5:.M5])" office:value-type="float" office:value="0.286394950077388">
            <text:p>0.2864</text:p>
          </table:table-cell>
        </table:table-row>
        <table:table-row table:style-name="ro1">
          <table:table-cell office:value-type="string">
            <text:p>Mean GO depth</text:p>
          </table:table-cell>
          <table:table-cell table:style-name="ce4" office:value-type="float" office:value="5.5042884371">
            <text:p>5.5043</text:p>
          </table:table-cell>
          <table:table-cell table:style-name="ce4" office:value-type="float" office:value="4.804">
            <text:p>4.8040</text:p>
          </table:table-cell>
          <table:table-cell table:style-name="ce4" office:value-type="float" office:value="5.645">
            <text:p>5.6450</text:p>
          </table:table-cell>
          <table:table-cell table:style-name="ce4" office:value-type="float" office:value="3.669">
            <text:p>3.6690</text:p>
          </table:table-cell>
          <table:table-cell table:style-name="ce4" office:value-type="float" office:value="5.56">
            <text:p>5.5600</text:p>
          </table:table-cell>
          <table:table-cell table:style-name="ce4" office:value-type="float" office:value="4.8043">
            <text:p>4.8043</text:p>
          </table:table-cell>
          <table:table-cell table:style-name="ce4" office:value-type="float" office:value="4.2136">
            <text:p>4.2136</text:p>
          </table:table-cell>
          <table:table-cell table:style-name="ce4" office:value-type="float" office:value="3.093">
            <text:p>3.0930</text:p>
          </table:table-cell>
          <table:table-cell table:style-name="ce4" office:value-type="float" office:value="4.6460905">
            <text:p>4.6461</text:p>
          </table:table-cell>
          <table:table-cell table:style-name="ce4" office:value-type="float" office:value="4.6022">
            <text:p>4.6022</text:p>
          </table:table-cell>
          <table:table-cell table:style-name="ce4" office:value-type="float" office:value="4.607697">
            <text:p>4.6077</text:p>
          </table:table-cell>
          <table:table-cell table:style-name="ce4" office:value-type="float" office:value="4.735827">
            <text:p>4.7358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style-name="ce4" office:value-type="float" office:value="1.52316318298">
            <text:p>1.5232</text:p>
          </table:table-cell>
          <table:table-cell table:style-name="ce4" office:value-type="float" office:value="1.623">
            <text:p>1.6230</text:p>
          </table:table-cell>
          <table:table-cell table:style-name="ce4" office:value-type="float" office:value="1.627">
            <text:p>1.6270</text:p>
          </table:table-cell>
          <table:table-cell table:style-name="ce4" office:value-type="float" office:value="1.339">
            <text:p>1.3390</text:p>
          </table:table-cell>
          <table:table-cell table:style-name="ce4" office:value-type="float" office:value="1.813036">
            <text:p>1.8130</text:p>
          </table:table-cell>
          <table:table-cell table:number-columns-repeated="2" table:style-name="ce4" office:value-type="float" office:value="1.6774">
            <text:p>1.6774</text:p>
          </table:table-cell>
          <table:table-cell table:style-name="ce4" office:value-type="float" office:value="0.40626">
            <text:p>0.4063</text:p>
          </table:table-cell>
          <table:table-cell table:style-name="ce4" office:value-type="float" office:value="1.1039309">
            <text:p>1.1039</text:p>
          </table:table-cell>
          <table:table-cell table:style-name="ce4" office:value-type="float" office:value="0.9978">
            <text:p>0.9978</text:p>
          </table:table-cell>
          <table:table-cell table:style-name="ce4" office:value-type="float" office:value="1.02243">
            <text:p>1.0224</text:p>
          </table:table-cell>
          <table:table-cell table:style-name="ce4" office:value-type="float" office:value="0.7245">
            <text:p>0.7245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1"/>
          <table:table-cell table:style-name="ce5" office:value-type="string">
            <text:p>Total proteins annotated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8"/>
        </table:table-row>
        <table:table-row table:style-name="ro1">
          <table:table-cell table:style-name="ce1" office:value-type="string">
            <text:p>Papers annotating the following number of proteins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2—10</text:p>
          </table:table-cell>
          <table:table-cell table:style-name="ce1" office:value-type="string">
            <text:p>&gt;11</text:p>
          </table:table-cell>
          <table:table-cell table:style-name="ce1" office:value-type="string">
            <text:p>Top 50 (&gt;241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Number of proteins annotated</text:p>
          </table:table-cell>
          <table:table-cell table:style-name="ce1" office:value-type="float" office:value="10882">
            <text:p>10882</text:p>
          </table:table-cell>
          <table:table-cell table:style-name="ce1" office:value-type="float" office:value="44076">
            <text:p>44076</text:p>
          </table:table-cell>
          <table:table-cell table:style-name="ce1" office:value-type="float" office:value="45223">
            <text:p>45223</text:p>
          </table:table-cell>
          <table:table-cell table:style-name="ce1" office:value-type="float" office:value="26394">
            <text:p>2639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raction of proteins annotated</text:p>
          </table:table-cell>
          <table:table-cell table:style-name="ce1" table:formula="of:=[.B17]/SUM([.B17:.E17])" office:value-type="float" office:value="0.0859727434327474">
            <text:p>0.0859727434</text:p>
          </table:table-cell>
          <table:table-cell table:style-name="ce1" table:formula="of:=[.C17]/SUM([.B17:.E17])" office:value-type="float" office:value="0.348220422674304">
            <text:p>0.3482204227</text:p>
          </table:table-cell>
          <table:table-cell table:style-name="ce1" table:formula="of:=[.D17]/SUM([.B17:.E17])" office:value-type="float" office:value="0.357282243729014">
            <text:p>0.3572822437</text:p>
          </table:table-cell>
          <table:table-cell table:style-name="ce1" table:formula="of:=[.E17]/SUM([.B17:.E17])" office:value-type="float" office:value="0.208524590163934">
            <text:p>0.208524590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Number of annotating papers</text:p>
          </table:table-cell>
          <table:table-cell table:style-name="ce1" office:value-type="float" office:value="19917">
            <text:p>19917</text:p>
          </table:table-cell>
          <table:table-cell table:style-name="ce1" office:value-type="float" office:value="46503">
            <text:p>46503</text:p>
          </table:table-cell>
          <table:table-cell table:style-name="ce1" office:value-type="float" office:value="9667">
            <text:p>9667</text:p>
          </table:table-cell>
          <table:table-cell table:style-name="ce1" office:value-type="float" office:value="50">
            <text:p>5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raction of annotating papers</text:p>
          </table:table-cell>
          <table:table-cell table:style-name="ce1" table:formula="of:=[.B19]/SUM([.B19:.E19])" office:value-type="float" office:value="0.2615942314512">
            <text:p>0.2615942315</text:p>
          </table:table-cell>
          <table:table-cell table:style-name="ce1" table:formula="of:=[.C19]/SUM([.B19:.E19])" office:value-type="float" office:value="0.61078056661019">
            <text:p>0.6107805666</text:p>
          </table:table-cell>
          <table:table-cell table:style-name="ce1" table:formula="of:=[.D19]/SUM([.B19:.E19])" office:value-type="float" office:value="0.126968491009627">
            <text:p>0.126968491</text:p>
          </table:table-cell>
          <table:table-cell table:style-name="ce1" table:formula="of:=[.E19]/SUM([.B19:.E19])" office:value-type="float" office:value="0.00065671092898328">
            <text:p>0.0006567109</text:p>
          </table:table-cell>
          <table:table-cell table:number-columns-repeated="8"/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table:style-name="ce2" office:value-type="string">
            <text:p>Total proteins annotated in each paper cohort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>
            <text:p>(subset of prev column)</text:p>
          </table:table-cell>
          <table:table-cell table:number-columns-repeated="7"/>
        </table:table-row>
        <table:table-row table:style-name="ro1">
          <table:table-cell office:value-type="string">
            <text:p>Papers annotating the following number of proteins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—10</text:p>
          </table:table-cell>
          <table:table-cell table:style-name="ce2" office:value-type="string">
            <text:p>&gt;10</text:p>
          </table:table-cell>
          <table:table-cell table:style-name="ce2" office:value-type="string">
            <text:p>&gt;100</text:p>
          </table:table-cell>
          <table:table-cell table:style-name="ce8" office:value-type="string">
            <text:p>Top 50</text:p>
          </table:table-cell>
          <table:table-cell table:style-name="ce2" office:value-type="string">
            <text:p>SUM</text:p>
          </table:table-cell>
          <table:table-cell table:number-columns-repeated="6"/>
        </table:table-row>
        <table:table-row table:style-name="ro1">
          <table:table-cell office:value-type="string">
            <text:p>Number of proteins annotated</text:p>
          </table:table-cell>
          <table:table-cell office:value-type="float" office:value="20699">
            <text:p>20699</text:p>
          </table:table-cell>
          <table:table-cell office:value-type="float" office:value="46383">
            <text:p>46383</text:p>
          </table:table-cell>
          <table:table-cell office:value-type="float" office:value="26485">
            <text:p>26485</text:p>
          </table:table-cell>
          <table:table-cell office:value-type="float" office:value="31411">
            <text:p>31411</text:p>
          </table:table-cell>
          <table:table-cell table:style-name="ce9" office:value-type="float" office:value="26394">
            <text:p>26394</text:p>
          </table:table-cell>
          <table:table-cell table:formula="of:=SUM([.B31:.E31])" office:value-type="float" office:value="124978">
            <text:p>124978</text:p>
          </table:table-cell>
          <table:table-cell table:number-columns-repeated="6"/>
        </table:table-row>
        <table:table-row table:style-name="ro1">
          <table:table-cell office:value-type="string">
            <text:p>Fraction of proteins annotated</text:p>
          </table:table-cell>
          <table:table-cell table:formula="of:=[.B31]/[.G31]" office:value-type="float" office:value="0.165621149322281">
            <text:p>0.1656211493</text:p>
          </table:table-cell>
          <table:table-cell table:formula="of:=[.C31]/[.G31]" office:value-type="float" office:value="0.371129318760102">
            <text:p>0.3711293188</text:p>
          </table:table-cell>
          <table:table-cell table:formula="of:=[.D31]/[.G31]" office:value-type="float" office:value="0.21191729744435">
            <text:p>0.2119172974</text:p>
          </table:table-cell>
          <table:table-cell table:formula="of:=[.E31]/[.G31]" office:value-type="float" office:value="0.251332234473267">
            <text:p>0.2513322345</text:p>
          </table:table-cell>
          <table:table-cell table:style-name="ce9" table:formula="of:=[.F31]/[.G31]" office:value-type="float" office:value="0.211189169293796">
            <text:p>0.2111891693</text:p>
          </table:table-cell>
          <table:table-cell table:formula="of:=SUM([.B32:.E32]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umber of annotating papers</text:p>
          </table:table-cell>
          <table:table-cell office:value-type="float" office:value="41156">
            <text:p>41156</text:p>
          </table:table-cell>
          <table:table-cell office:value-type="float" office:value="32201">
            <text:p>32201</text:p>
          </table:table-cell>
          <table:table-cell office:value-type="float" office:value="2668">
            <text:p>2668</text:p>
          </table:table-cell>
          <table:table-cell office:value-type="float" office:value="62">
            <text:p>62</text:p>
          </table:table-cell>
          <table:table-cell table:style-name="ce9" office:value-type="float" office:value="50">
            <text:p>50</text:p>
          </table:table-cell>
          <table:table-cell table:formula="of:=SUM([.B33:.E33])" office:value-type="float" office:value="76087">
            <text:p>76087</text:p>
          </table:table-cell>
          <table:table-cell table:number-columns-repeated="6"/>
        </table:table-row>
        <table:table-row table:style-name="ro1">
          <table:table-cell office:value-type="string">
            <text:p>Fraction of annotating papers</text:p>
          </table:table-cell>
          <table:table-cell table:formula="of:=[.B33]/[.G33]" office:value-type="float" office:value="0.540907119481646">
            <text:p>0.5409071195</text:p>
          </table:table-cell>
          <table:table-cell table:formula="of:=[.C33]/[.G33]" office:value-type="float" office:value="0.423212901021199">
            <text:p>0.423212901</text:p>
          </table:table-cell>
          <table:table-cell table:formula="of:=[.D33]/[.G33]" office:value-type="float" office:value="0.0350651228199298">
            <text:p>0.0350651228</text:p>
          </table:table-cell>
          <table:table-cell table:formula="of:=[.E33]/[.G33]" office:value-type="float" office:value="0.000814856677224756">
            <text:p>0.0008148567</text:p>
          </table:table-cell>
          <table:table-cell table:style-name="ce10" table:formula="of:=[.F33]/[.G33]" office:value-type="float" office:value="0.000657142481632868">
            <text:p>0.0006571425</text:p>
          </table:table-cell>
          <table:table-cell table:formula="of:=SUM([.B34:.E34])" office:value-type="float" office:value="1">
            <text:p>1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5.73027259684">
            <text:p>5.7302725968</text:p>
          </table:table-cell>
          <table:table-cell office:value-type="float" office:value="1.64748024993">
            <text:p>1.64748024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</text:p>
          </table:table-cell>
          <table:table-cell office:value-type="float" office:value="4.41031815309">
            <text:p>4.4103181531</text:p>
          </table:table-cell>
          <table:table-cell office:value-type="float" office:value="1.74449692181">
            <text:p>1.74449692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0</text:p>
          </table:table-cell>
          <table:table-cell office:value-type="float" office:value="3.96433795912">
            <text:p>3.9643379591</text:p>
          </table:table-cell>
          <table:table-cell office:value-type="float" office:value="1.51281551917">
            <text:p>1.51281551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gt;100</text:p>
          </table:table-cell>
          <table:table-cell office:value-type="float" office:value="3.30934735836">
            <text:p>3.3093473584</text:p>
          </table:table-cell>
          <table:table-cell office:value-type="float" office:value="0.933313705277">
            <text:p>0.933313705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P</text:p>
          </table:table-cell>
          <table:table-cell table:formula="of:=1" office:value-type="float" office:value="1">
            <text:p>1</text:p>
          </table:table-cell>
          <table:table-cell office:value-type="float" office:value="5.74930998193">
            <text:p>5.7493099819</text:p>
          </table:table-cell>
          <table:table-cell office:value-type="float" office:value="1.6482554005">
            <text:p>1.6482554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</text:p>
          </table:table-cell>
          <table:table-cell office:value-type="float" office:value="5.71169117909">
            <text:p>5.7116911791</text:p>
          </table:table-cell>
          <table:table-cell office:value-type="float" office:value="1.61859775326">
            <text:p>1.61859775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0</text:p>
          </table:table-cell>
          <table:table-cell office:value-type="float" office:value="5.60975034044">
            <text:p>5.6097503404</text:p>
          </table:table-cell>
          <table:table-cell office:value-type="float" office:value="1.61694030289">
            <text:p>1.61694030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gt;100</text:p>
          </table:table-cell>
          <table:table-cell office:value-type="float" office:value="3.76843045016">
            <text:p>3.7684304502</text:p>
          </table:table-cell>
          <table:table-cell office:value-type="float" office:value="1.31372087864">
            <text:p>1.313720878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office:value-type="float" office:value="4.61940816091">
            <text:p>4.6194081609</text:p>
          </table:table-cell>
          <table:table-cell office:value-type="float" office:value="1.03047996454">
            <text:p>1.03047996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</text:p>
          </table:table-cell>
          <table:table-cell office:value-type="float" office:value="4.5950668037">
            <text:p>4.5950668037</text:p>
          </table:table-cell>
          <table:table-cell office:value-type="float" office:value="0.975625453352">
            <text:p>0.97562545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0</text:p>
          </table:table-cell>
          <table:table-cell office:value-type="float" office:value="4.54071589998">
            <text:p>4.5407159</text:p>
          </table:table-cell>
          <table:table-cell office:value-type="float" office:value="0.987584595774">
            <text:p>0.98758459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gt;100</text:p>
          </table:table-cell>
          <table:table-cell office:value-type="float" office:value="4.76843102373">
            <text:p>4.7684310237</text:p>
          </table:table-cell>
          <table:table-cell office:value-type="float" office:value="0.825650741134">
            <text:p>0.8256507411</text:p>
          </table:table-cell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do Friedberg</meta:initial-creator>
    <meta:creation-date>2012-07-23T16:27:51</meta:creation-date>
    <dc:date>2012-10-07T20:39:47</dc:date>
    <dc:creator>Iddo Friedberg</dc:creator>
    <meta:editing-duration>PT10H48M41S</meta:editing-duration>
    <meta:editing-cycles>16</meta:editing-cycles>
    <meta:generator>LibreOffice/3.5$Linux_X86_64 LibreOffice_project/350m1$Build-3</meta:generator>
    <meta:document-statistic meta:table-count="3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category="cell-range" chart:error-upper-range="Sheet1.E39:Sheet1.E5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error-upper-indicator="true" chart:error-category="cell-range" chart:error-upper-range="Sheet1.E39:Sheet1.E50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8.998cm" xlink:href=".." xlink:type="simple" chart:class="chart:bar" chart:style-name="ch1">
        <chart:legend chart:legend-position="end" svg:x="13.75cm" svg:y="4.2cm" style:legend-expansion="high" chart:style-name="ch2"/>
        <chart:plot-area chart:style-name="ch3" table:cell-range-address="Sheet1.B39:Sheet1.B50 Sheet1.D39:Sheet1.D50" chart:data-source-has-labels="column" svg:x="0.77cm" svg:y="0.851cm" svg:width="12.34cm" svg:height="7.548cm">
          <chartooo:coordinate-region svg:x="1.206cm" svg:y="1.051cm" svg:width="11.904cm" svg:height="6.701cm"/>
          <chart:axis chart:dimension="x" chart:name="primary-x" chart:style-name="ch4" chartooo:axis-type="auto">
            <chartooo:date-scale/>
            <chart:categories table:cell-range-address="Sheet1.B39:Sheet1.B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9:Sheet1.D50" chart:class="chart:bar">
            <chart:error-indicator chart:style-name="ch8" chart:dimension="y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F</text:p>
                <draw:g>
                  <svg:desc>Sheet1.B39:Sheet1.B50</svg:desc>
                </draw:g>
              </table:table-cell>
              <table:table-cell office:value-type="float" office:value="5.73027259684">
                <text:p>5.73027259684</text:p>
                <draw:g>
                  <svg:desc>Sheet1.D39:Sheet1.D50</svg:desc>
                </draw:g>
              </table:table-cell>
              <table:table-cell office:value-type="float" office:value="1.64748024993">
                <text:p>1.64748024993</text:p>
                <draw:g>
                  <svg:desc>Sheet1.E39:Sheet1.E5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1031815309">
                <text:p>4.41031815309</text:p>
              </table:table-cell>
              <table:table-cell office:value-type="float" office:value="1.74449692181">
                <text:p>1.74449692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6433795912">
                <text:p>3.96433795912</text:p>
              </table:table-cell>
              <table:table-cell office:value-type="float" office:value="1.51281551917">
                <text:p>1.51281551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0934735836">
                <text:p>3.30934735836</text:p>
              </table:table-cell>
              <table:table-cell office:value-type="float" office:value="0.933313705277">
                <text:p>0.933313705277</text:p>
              </table:table-cell>
            </table:table-row>
            <table:table-row>
              <table:table-cell office:value-type="string">
                <text:p>BP</text:p>
              </table:table-cell>
              <table:table-cell office:value-type="float" office:value="5.74930998193">
                <text:p>5.74930998193</text:p>
              </table:table-cell>
              <table:table-cell office:value-type="float" office:value="1.6482554005">
                <text:p>1.6482554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169117909">
                <text:p>5.71169117909</text:p>
              </table:table-cell>
              <table:table-cell office:value-type="float" office:value="1.61859775326">
                <text:p>1.61859775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0975034044">
                <text:p>5.60975034044</text:p>
              </table:table-cell>
              <table:table-cell office:value-type="float" office:value="1.61694030289">
                <text:p>1.61694030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6843045016">
                <text:p>3.76843045016</text:p>
              </table:table-cell>
              <table:table-cell office:value-type="float" office:value="1.31372087864">
                <text:p>1.31372087864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4.61940816091">
                <text:p>4.61940816091</text:p>
              </table:table-cell>
              <table:table-cell office:value-type="float" office:value="1.03047996454">
                <text:p>1.03047996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950668037">
                <text:p>4.5950668037</text:p>
              </table:table-cell>
              <table:table-cell office:value-type="float" office:value="0.975625453352">
                <text:p>0.975625453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4071589998">
                <text:p>4.54071589998</text:p>
              </table:table-cell>
              <table:table-cell office:value-type="float" office:value="0.987584595774">
                <text:p>0.98758459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843102373">
                <text:p>4.76843102373</text:p>
              </table:table-cell>
              <table:table-cell office:value-type="float" office:value="0.825650741134">
                <text:p>0.825650741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